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965cm" fo:min-width="0cm"/>
    </style:style>
    <style:style style:name="gr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14pt" fo:font-style="italic" fo:font-weight="normal" style:font-size-asian="14pt" style:font-style-asian="italic" style:font-weight-asian="normal" style:font-size-complex="14pt" style:font-style-complex="italic" style:font-weight-complex="normal"/>
    </style:style>
    <style:style style:name="P4" style:family="paragraph">
      <style:text-propertie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178cm" svg:height="15.453cm" draw:transform="rotate (1.5711453926453) translate (1.45cm 28.423cm)">
          <text:p/>
          <draw:enhanced-geometry svg:viewBox="0 0 21600 21600" draw:type="rectangle" draw:enhanced-path="M 0 0 L 21600 0 21600 21600 0 21600 0 0 Z N"/>
        </draw:custom-shape>
        <draw:line draw:style-name="gr2" draw:text-style-name="P1" draw:layer="layout" svg:x1="2.846cm" svg:y1="28.422cm" svg:x2="2.837cm" svg:y2="1.244cm">
          <text:p/>
        </draw:line>
        <draw:line draw:style-name="gr2" draw:text-style-name="P1" draw:layer="layout" svg:x1="6.246cm" svg:y1="28.421cm" svg:x2="6.237cm" svg:y2="1.243cm">
          <text:p/>
        </draw:line>
        <draw:line draw:style-name="gr2" draw:text-style-name="P1" draw:layer="layout" svg:x1="14.846cm" svg:y1="28.418cm" svg:x2="14.837cm" svg:y2="1.24cm">
          <text:p/>
        </draw:line>
        <draw:line draw:style-name="gr2" draw:text-style-name="P1" draw:layer="layout" svg:x1="11.646cm" svg:y1="28.419cm" svg:x2="11.637cm" svg:y2="1.241cm">
          <text:p/>
        </draw:line>
        <draw:line draw:style-name="gr2" draw:text-style-name="P1" draw:layer="layout" svg:x1="8.946cm" svg:y1="28.42cm" svg:x2="8.937cm" svg:y2="1.242cm">
          <text:p/>
        </draw:line>
        <draw:line draw:style-name="gr2" draw:text-style-name="P1" draw:layer="layout" svg:x1="1.447cm" svg:y1="19.434cm" svg:x2="23.246cm" svg:y2="19.434cm">
          <text:p/>
        </draw:line>
        <draw:frame draw:style-name="gr3" draw:text-style-name="P2" draw:layer="layout" svg:width="3.597cm" svg:height="0.962cm" draw:transform="rotate (1.5711453926453) translate (1.684cm 25.783cm)">
          <draw:text-box>
            <text:p><text:span text:style-name="T1">Parameter</text:span></text:p>
          </draw:text-box>
        </draw:frame>
        <draw:frame draw:style-name="gr3" draw:text-style-name="P2" draw:layer="layout" svg:width="3.995cm" svg:height="0.962cm" draw:transform="rotate (1.5711453926453) translate (1.679cm 11.782cm)">
          <draw:text-box>
            <text:p><text:span text:style-name="T1">Description</text:span></text:p>
          </draw:text-box>
        </draw:frame>
        <draw:frame draw:style-name="gr3" draw:text-style-name="P3" draw:layer="layout" svg:width="5.662cm" svg:height="0.806cm" draw:transform="rotate (1.5711453926453) translate (4.184cm 26.681cm)">
          <draw:text-box>
            <text:p><text:span text:style-name="T2">Number of reservations</text:span></text:p>
          </draw:text-box>
        </draw:frame>
        <draw:frame draw:style-name="gr4" draw:text-style-name="P4" draw:layer="layout" svg:width="18.062cm" svg:height="3.026cm" draw:transform="rotate (1.5711453926453) translate (3.082cm 19.306cm)">
          <draw:text-box>
            <text:p><text:span text:style-name="T3">Default is </text:span><text:span text:style-name="T4">1</text:span><text:span text:style-name="T3">. This is called “</text:span><text:span text:style-name="T4">Aggressive Backfilling</text:span><text:span text:style-name="T3">” where only the first queued job receives a reservation. This can cause delays in execution of the other waiting jobs. The alternative is “</text:span><text:span text:style-name="T4">Conservative Backfilling</text:span><text:span text:style-name="T3">” where other waiting jobs are also allocated reservations. The number of reservations to allow is configurable by the administrator.</text:span></text:p>
          </draw:text-box>
        </draw:frame>
        <draw:frame draw:style-name="gr3" draw:text-style-name="P3" draw:layer="layout" svg:width="6.302cm" svg:height="0.806cm" draw:transform="rotate (1.5711453926453) translate (7.184cm 26.98cm)">
          <draw:text-box>
            <text:p><text:span text:style-name="T2">Looseness of reservations</text:span></text:p>
          </draw:text-box>
        </draw:frame>
        <draw:frame draw:style-name="gr4" draw:text-style-name="P4" draw:layer="layout" svg:width="18.062cm" svg:height="2.471cm" draw:transform="rotate (1.5711453926453) translate (6.382cm 19.305cm)">
          <draw:text-box>
            <text:p><text:span text:style-name="T3">This refers to a “</text:span><text:span text:style-name="T4">Selective Reservation</text:span><text:span text:style-name="T3">” strategy depending on the extent different jobs have been delayed by previous backfilling decisions. This is similar to “</text:span><text:span text:style-name="T4">Flexibe Backfilling</text:span><text:span text:style-name="T3">” strategy where the backfilling is allowed to violate the reservation upto a certain slack.</text:span></text:p>
          </draw:text-box>
        </draw:frame>
        <draw:frame draw:style-name="gr3" draw:text-style-name="P3" draw:layer="layout" svg:width="5.413cm" svg:height="0.806cm" draw:transform="rotate (1.5711453926453) translate (9.984cm 26.579cm)">
          <draw:text-box>
            <text:p><text:span text:style-name="T2">Order of Queued Jobs</text:span></text:p>
          </draw:text-box>
        </draw:frame>
        <draw:frame draw:style-name="gr4" draw:text-style-name="P4" draw:layer="layout" svg:width="18.062cm" svg:height="2.471cm" draw:transform="rotate (1.5711453926453) translate (9.083cm 19.304cm)">
          <draw:text-box>
            <text:p><text:span text:style-name="T3">Usually FCFS order is used. An alternative is where the jobs are prioritized in some way and the scheduler picks the jobs according to this order including for backfilling. The factors on which priority could be calculated are: job characteristics, user, group, user priority, fairness, weight, duration etc.</text:span></text:p>
          </draw:text-box>
        </draw:frame>
        <draw:frame draw:style-name="gr3" draw:text-style-name="P3" draw:layer="layout" svg:width="6.577cm" svg:height="0.806cm" draw:transform="rotate (1.5711453926453) translate (12.784cm 26.977cm)">
          <draw:text-box>
            <text:p><text:span text:style-name="T2">Partitioning of Reservations</text:span></text:p>
          </draw:text-box>
        </draw:frame>
        <draw:frame draw:style-name="gr4" draw:text-style-name="P4" draw:layer="layout" svg:width="18.062cm" svg:height="3.026cm" draw:transform="rotate (1.5711453926453) translate (11.784cm 19.303cm)">
          <draw:text-box>
            <text:p><text:span text:style-name="T3">Machine is divided into several disjoint partitions with the freedom to move around idle processors dynamically based on current needs. Each partition is associated with its own job class, runtime limit for jobs, wait-queue and reservation. Backfilling candidate is chosen in a round-robin fashion, each time from a different partition respecting the reservations. <text:s/></text:span></text:p>
          </draw:text-box>
        </draw:frame>
        <draw:frame draw:style-name="gr3" draw:text-style-name="P3" draw:layer="layout" svg:width="6.412cm" svg:height="0.806cm" draw:transform="rotate (1.5711453926453) translate (15.284cm 26.975cm)">
          <draw:text-box>
            <text:p><text:span text:style-name="T2">Adaptiveness of Backfilling</text:span></text:p>
          </draw:text-box>
        </draw:frame>
        <draw:frame draw:style-name="gr4" draw:text-style-name="P4" draw:layer="layout" svg:width="18.04cm" svg:height="1.916cm" draw:transform="rotate (1.5711453926453) translate (14.984cm 19.28cm)">
          <draw:text-box>
            <text:p><text:span text:style-name="T3">Simulates the execution of recently submitted jobs under various scheduling disciplines and switches the algorithm to the ones which gives the highest performance. </text:span></text:p>
          </draw:text-box>
        </draw:frame>
        <draw:custom-shape draw:style-name="gr1" draw:text-style-name="P1" draw:layer="layout" svg:width="27.178cm" svg:height="21.792cm" draw:transform="rotate (1.5711453926453) translate (1.45cm 28.423cm)">
          <text:p/>
          <draw:enhanced-geometry svg:viewBox="0 0 21600 21600" draw:mirror-horizontal="false" draw:mirror-vertical="false" draw:type="rectangle" draw:enhanced-path="M 0 0 L 21600 0 21600 21600 0 21600 0 0 Z N"/>
        </draw:custom-shape>
        <draw:line draw:style-name="gr2" draw:text-style-name="P1" draw:layer="layout" svg:x1="19.135cm" svg:y1="28.417cm" svg:x2="19.126cm" svg:y2="1.239cm">
          <text:p/>
        </draw:line>
        <draw:line draw:style-name="gr5" draw:text-style-name="P1" draw:layer="layout" svg:x1="16.903cm" svg:y1="28.417cm" svg:x2="23.247cm" svg:y2="28.415cm">
          <text:p/>
        </draw:line>
        <draw:line draw:style-name="gr5" draw:text-style-name="P1" draw:layer="layout" svg:x1="16.893cm" svg:y1="1.239cm" svg:x2="23.237cm" svg:y2="1.237cm">
          <text:p/>
        </draw:line>
        <draw:frame draw:style-name="gr3" draw:text-style-name="P3" draw:layer="layout" svg:width="6.238cm" svg:height="0.806cm" draw:transform="rotate (1.5711453926453) translate (17.884cm 26.974cm)">
          <draw:text-box>
            <text:p><text:span text:style-name="T2">Lookahead into the queue</text:span></text:p>
          </draw:text-box>
        </draw:frame>
        <draw:frame draw:style-name="gr4" draw:text-style-name="P4" draw:layer="layout" svg:width="18.04cm" svg:height="1.916cm" draw:transform="rotate (1.5711453926453) translate (17.084cm 19.279cm)">
          <draw:text-box>
            <text:p><text:span text:style-name="T3">Default behavior is to consider the queued jobs one at a time that may lead to loss of resources. Alternative is to look at a window jobs at a time and pick a mapping that gives the maximum utilization but respects all the reservations.</text:span></text:p>
          </draw:text-box>
        </draw:frame>
        <draw:line draw:style-name="gr2" draw:text-style-name="P1" draw:layer="layout" svg:x1="23.246cm" svg:y1="28.415cm" svg:x2="23.237cm" svg:y2="1.237cm">
          <text:p/>
        </draw:line>
        <draw:frame draw:style-name="gr3" draw:text-style-name="P3" draw:layer="layout" svg:width="5.442cm" svg:height="0.806cm" draw:transform="rotate (1.5711453926453) translate (19.584cm 26.673cm)">
          <draw:text-box>
            <text:p><text:span text:style-name="T2">Speculative Backfilling</text:span></text:p>
          </draw:text-box>
        </draw:frame>
        <draw:frame draw:style-name="gr4" draw:text-style-name="P4" draw:layer="layout" svg:width="18.04cm" svg:height="1.361cm" draw:transform="rotate (1.5711453926453) translate (19.284cm 19.279cm)">
          <draw:text-box>
            <text:p><text:span text:style-name="T3">The Scheduler is allowed to backfill jobs even if it interferes with an existing reservation as it speculates that the job will finish earlier than estimated time. </text:span></text:p>
          </draw:text-box>
        </draw:frame>
        <draw:line draw:style-name="gr2" draw:text-style-name="P1" draw:layer="layout" svg:x1="20.735cm" svg:y1="28.416cm" svg:x2="20.726cm" svg:y2="1.238cm">
          <text:p/>
        </draw:line>
        <draw:frame draw:style-name="gr3" draw:text-style-name="P3" draw:layer="layout" svg:width="8.414cm" svg:height="0.806cm" draw:transform="rotate (1.5711453926453) translate (21.585cm 28.073cm)">
          <draw:text-box>
            <text:p><text:span text:style-name="T2">Minimize the electric power demand</text:span></text:p>
          </draw:text-box>
        </draw:frame>
        <draw:frame draw:style-name="gr4" draw:text-style-name="P4" draw:layer="layout" svg:width="18.04cm" svg:height="1.916cm" draw:transform="rotate (1.5711453926453) translate (20.884cm 19.278cm)">
          <draw:text-box>
            <text:p><text:span text:style-name="T3">The current direction of research in job scheduling is targeted towards power efficient exascale HPC systems. Scheduling decisions will have to be made considering power constraints of the machine, power stability, energy efficienc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4.613cm" fo:page-height="29.97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8T18:08:14.039432627</meta:creation-date>
    <dc:date>2016-06-20T13:08:35.749636509</dc:date>
    <meta:editing-duration>PT1H18S</meta:editing-duration>
    <meta:editing-cycles>42</meta:editing-cycles>
    <meta:generator>LibreOffice/4.2.8.2$Linux_X86_64 LibreOffice_project/420m0$Build-2</meta:generator>
    <meta:document-statistic meta:object-count="31"/>
  </office:meta>
</office:document-meta>
</file>